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1ae31" officeooo:paragraph-rsid="0011ae31"/>
    </style:style>
    <style:style style:name="P2" style:family="paragraph" style:parent-style-name="Standard">
      <style:text-properties style:font-name="FreeMono" officeooo:rsid="0013739b" officeooo:paragraph-rsid="0013739b"/>
    </style:style>
    <style:style style:name="P3" style:family="paragraph" style:parent-style-name="Standard">
      <style:text-properties style:font-name="FreeMono" officeooo:rsid="0013b8fd" officeooo:paragraph-rsid="0013b8fd"/>
    </style:style>
    <style:style style:name="T1" style:family="text">
      <style:text-properties officeooo:rsid="0013739b"/>
    </style:style>
    <style:style style:name="T2" style:family="text">
      <style:text-properties officeooo:rsid="0013b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S200</text:p>
      <text:p text:style-name="P1">Christopher Bero</text:p>
      <text:p text:style-name="P1">Homework 2</text:p>
      <text:p text:style-name="P1"/>
      <text:p text:style-name="P1">1a. <text:span text:style-name="T1">I'm surprised by the lateness of Imperialism as outlined by the reading material in our textbook. I associate the word with maybe a few events leading to colonization of the Americas hundreds of years ago, but imperialism is shown (though receding) in the late 1900's.</text:span></text:p>
      <text:p text:style-name="P1"/>
      <text:p text:style-name="P2">1b. In two of our articles the colonization or control of an area is advised for strategic military purposes. The other two reasons outlined, trade opportunities and evangelism, are ones I more readily associate with the practice, and while I'm not entirely surprised to hear the argument that certain ports would make a nice addition to the British navy, it is not something I've previously associated with imperialism.</text:p>
      <text:p text:style-name="P2"/>
      <text:p text:style-name="P2">1c. I don't fully understand Anderson's excerpt, but it is interesting to see nationalism (I think that's what is being discussed) from some sort of outside view or dissection. We grow up with a lot of nationalism, I suppose a good example is the pledge of allegiance in grade school, so much so that considering a society without it is a little difficult.</text:p>
      <text:p text:style-name="P2"/>
      <text:p text:style-name="P2">2a. I would like to better understand the timeline of imperialism and the different forms of it. It's obvious that imperialism plays a large part of global development and conflict, but I want to know what parts are attributed to immigration or more natural movements as opposed to sponsored colonizations.</text:p>
      <text:p text:style-name="P2"/>
      <text:p text:style-name="P3">2b. The creation of the banking behemoths by the United States after World War II. Previously I had no concept of what brought the USD to be a global currency, and it seems that these organizations have held a large part in recovery and development in the past half century.</text:p>
      <text:p text:style-name="P2"/>
      <text:p text:style-name="P2"><text:span text:style-name="T2">3.</text:span> The <text:span text:style-name="T2">presentation</text:span> o<text:span text:style-name="T2">f</text:span> WTO/<text:span text:style-name="T2">IMF/IBRD was interesting. I want to know more about their role in post WWII global mark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1:28:39.863642503</meta:creation-date>
    <dc:date>2016-08-25T11:48:01.012332848</dc:date>
    <meta:editing-duration>PT4M11S</meta:editing-duration>
    <meta:editing-cycles>2</meta:editing-cycles>
    <meta:generator>LibreOffice/5.2.0.4$Linux_X86_64 LibreOffice_project/20m0$Build-4</meta:generator>
    <meta:document-statistic meta:table-count="0" meta:image-count="0" meta:object-count="0" meta:page-count="1" meta:paragraph-count="9" meta:word-count="302" meta:character-count="1777" meta:non-whitespace-character-count="1484"/>
  </office:meta>
</office:document-meta>
</file>